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278in" style:rel-column-width="15404*"/>
    </style:style>
    <style:style style:name="Table1.B" style:family="table-column">
      <style:table-column-properties style:column-width="1.3646in" style:rel-column-width="12913*"/>
    </style:style>
    <style:style style:name="Table1.C" style:family="table-column">
      <style:table-column-properties style:column-width="1.0514in" style:rel-column-width="9949*"/>
    </style:style>
    <style:style style:name="Table1.D" style:family="table-column">
      <style:table-column-properties style:column-width="1.25in" style:rel-column-width="11829*"/>
    </style:style>
    <style:style style:name="Table1.E" style:family="table-column">
      <style:table-column-properties style:column-width="1.6313in" style:rel-column-width="154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6278in" style:rel-column-width="15404*"/>
    </style:style>
    <style:style style:name="Table3.B" style:family="table-column">
      <style:table-column-properties style:column-width="1.3646in" style:rel-column-width="12913*"/>
    </style:style>
    <style:style style:name="Table3.C" style:family="table-column">
      <style:table-column-properties style:column-width="1.0514in" style:rel-column-width="9949*"/>
    </style:style>
    <style:style style:name="Table3.D" style:family="table-column">
      <style:table-column-properties style:column-width="1.25in" style:rel-column-width="11829*"/>
    </style:style>
    <style:style style:name="Table3.E" style:family="table-column">
      <style:table-column-properties style:column-width="1.6313in" style:rel-column-width="1544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271in" style:rel-column-width="15397*"/>
    </style:style>
    <style:style style:name="Table2.B" style:family="table-column">
      <style:table-column-properties style:column-width="1.3653in" style:rel-column-width="12920*"/>
    </style:style>
    <style:style style:name="Table2.C" style:family="table-column">
      <style:table-column-properties style:column-width="1.0514in" style:rel-column-width="9949*"/>
    </style:style>
    <style:style style:name="Table2.D" style:family="table-column">
      <style:table-column-properties style:column-width="1.2785in" style:rel-column-width="12098*"/>
    </style:style>
    <style:style style:name="Table2.E" style:family="table-column">
      <style:table-column-properties style:column-width="1.6028in" style:rel-column-width="1517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5.8799in" style:type="center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>
        <style:tab-stops>
          <style:tab-stop style:position="1.0646in" style:type="center"/>
          <style:tab-stop style:position="3.5299in" style:type="center"/>
          <style:tab-stop style:position="5.8909in" style:type="center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0.5307in"/>
          <style:tab-stop style:position="3.9965in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text-properties fo:color="#000000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Header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>
        <style:tab-stops>
          <style:tab-stop style:position="0.5307in"/>
          <style:tab-stop style:position="3.9965in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3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4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margin-left="0in" fo:margin-right="0in" fo:text-indent="0in" style:auto-text-indent="false">
        <style:tab-stops>
          <style:tab-stop style:position="0.5091in"/>
          <style:tab-stop style:position="4.0161in"/>
        </style:tab-stops>
      </style:paragraph-properties>
      <style:text-properties style:font-name="Times New Roman"/>
    </style:style>
    <style:style style:name="P22" style:family="paragraph" style:parent-style-name="Standard" style:list-style-name="L2">
      <style:paragraph-properties fo:margin-left="-0.0118in" fo:margin-right="0in" fo:text-indent="0in" style:auto-text-indent="false">
        <style:tab-stops>
          <style:tab-stop style:position="0.5327in"/>
          <style:tab-stop style:position="4.0161in"/>
        </style:tab-stops>
      </style:paragraph-properties>
      <style:text-properties style:font-name="Times New Roman"/>
    </style:style>
    <style:style style:name="P23" style:family="paragraph" style:parent-style-name="Standard" style:list-style-name="L2">
      <style:paragraph-properties fo:margin-left="-0.0118in" fo:margin-right="0in" fo:text-indent="0in" style:auto-text-indent="false">
        <style:tab-stops>
          <style:tab-stop style:position="0.5327in"/>
          <style:tab-stop style:position="4.0161in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fo:language="en" fo:country="GB" fo:font-style="normal" fo:text-shadow="none" style:text-underline-style="none" fo:font-weight="normal" style:font-name-asian="Tahoma" style:language-asian="en" style:country-asian="US" style:font-style-asian="normal" style:font-weight-asian="normal" style:font-name-complex="Arial1" style:language-complex="ar" style:country-complex="SA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background-color="transparent" loext:char-shading-value="0" style:font-name-asian="Tahoma" style:language-asian="en" style:country-asian="US" style:font-style-asian="normal" style:font-name-complex="Arial" style:font-style-complex="normal" style:text-emphasize="none" style:text-overline-style="none" style:text-overline-color="font-color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outline="false" style:text-line-through-style="none" style:text-line-through-type="none" style:font-name="Times New Roman" fo:font-style="normal" fo:text-shadow="none" style:text-underline-style="none" style:font-name-asian="Times New Roman" style:font-style-asian="normal" style:font-name-complex="Times New Roman" style:font-style-complex="normal" style:text-emphasize="none" style:text-overline-style="none" style:text-overline-color="font-color"/>
    </style:style>
    <style:style style:name="T10" style:family="text">
      <style:text-properties style:font-name="Times New Roman"/>
    </style:style>
    <style:style style:name="T11" style:family="text">
      <style:text-properties officeooo:rsid="00062588"/>
    </style:style>
    <style:style style:name="T12" style:family="text">
      <style:text-properties officeooo:rsid="0007ab9b"/>
    </style:style>
    <style:style style:name="T13" style:family="text">
      <style:text-properties officeooo:rsid="0008e9b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</text:span><text:span text:style-name="T3">TY TNHH MTV XỔ SỐ KIẾN THIẾT</text:span><text:tab/> <text:s text:c="2"/><text:span text:style-name="T7">CỘNG HÒA XÃ HỘI CHỦ NGHĨA VIỆT NAM</text:span></text:p>
      <text:p text:style-name="P15"><text:s text:c="19"/><text:span text:style-name="T9">TRÀ VINH</text:span><text:span text:style-name="T10"><text:tab/> </text:span><text:s text:c="50"/><text:span text:style-name="T2"><text:s/></text:span><text:s text:c="4"/><text:span text:style-name="T6">Độc lập - Tự do - Hạnh phúc</text:span></text:p>
      <text:p text:style-name="P15"><draw:line text:anchor-type="paragraph" draw:z-index="0" draw:style-name="gr1" draw:text-style-name="P24" svg:x1="0.6157in" svg:y1="0.0118in" svg:x2="1.7232in" svg:y2="0.0118in"><text:p/></draw:line></text:p>
      <text:p text:style-name="P15"><text:s text:c="9"/>PHÒNG XỔ SỐ TỰ CHỌN</text:p>
      <text:p text:style-name="P3"/>
      <text:p text:style-name="P5">BIÊN BẢN TỔNG HỢP </text:p>
      <text:p text:style-name="P5">XÁC ĐỊNH DOANH THU XỔ SỐ TỰ CHỌN</text:p>
      <text:p text:style-name="P9">Ngày: <text:placeholder text:placeholder-type="text">&lt;get_date()&gt;</text:placeholder> </text:p>
      <text:p text:style-name="P9">Đài dự thưởng: <text:placeholder text:placeholder-type="text">&lt;get_daiduthuong()&gt;</text:placeholder></text:p>
      <text:p text:style-name="P8"/>
      <text:p text:style-name="P10">Hôm nay, tại Công ty TNHH MTV Xổ Số Kiến Thiết <text:span text:style-name="T11">Trà Vinh</text:span> đã tiến hành kiểm đếm xác nhận doanh thu tiêu thụ, vé hỏng và vé sai kỷ thuật mờ số Ngày: <text:placeholder text:placeholder-type="text">&lt;get_date()&gt;</text:placeholder> </text:p>
      <text:p text:style-name="P8"><text:tab/> </text:p>
      <text:p text:style-name="P4">I/ THÀNH PHẦN HỘI ĐỒNG GỒM CÓ: </text:p>
      <text:p text:style-name="P4"><text:s text:c="6"/>1. ĐDHĐ GIÁM SÁT XỔ SỐ: <text:s text:c="18"/></text:p>
      <text:p text:style-name="P11"><text:tab/>Ông/Bà: <text:placeholder text:placeholder-type="text">&lt;get_giamsat1()&gt;</text:placeholder><text:tab/>Chức vụ: <text:placeholder text:placeholder-type="text">&lt;get_cv_giamsat1()&gt;</text:placeholder></text:p>
      <text:p text:style-name="P11"><text:tab/>Ông/Bà: <text:placeholder text:placeholder-type="text">&lt;get_giamsat2()&gt;</text:placeholder><text:tab/>Chức vụ: <text:placeholder text:placeholder-type="text">&lt;get_cv_giamsat2()&gt;</text:placeholder></text:p>
      <text:p text:style-name="P11"><text:tab/>Ông/Bà: <text:placeholder text:placeholder-type="text">&lt;get_giamsat3()&gt;</text:placeholder><text:tab/>Chức vụ: <text:placeholder text:placeholder-type="text">&lt;get_cv_giamsat3()&gt;</text:placeholder></text:p>
      <text:list xml:id="list8174247498697953871" text:style-name="L1">
        <text:list-item>
          <text:p text:style-name="P18">ĐDCTY TNHH XỔ SỐ <text:span text:style-name="T12">TRÀ VINH</text:span>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1"><text:span text:style-name="T8"><text:tab/>Ông/Bà: </text:span><text:span text:style-name="T8"><text:placeholder text:placeholder-type="text">&lt;get_ctyxs1()&gt;</text:placeholder></text:span><text:span text:style-name="T8"><text:tab/>Chức vụ: </text:span><text:span text:style-name="T8"><text:placeholder text:placeholder-type="text">&lt;get_cv_ctyxs1()&gt;</text:placeholder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0603179232330516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2"><text:span text:style-name="T8"><text:tab/>Ông/Bà: </text:span><text:span text:style-name="T8"><text:placeholder text:placeholder-type="text">&lt;get_ctyxs2()&gt;</text:placeholder></text:span><text:span text:style-name="T8"><text:tab/>Chức vụ: </text:span><text:span text:style-name="T8"><text:placeholder text:placeholder-type="text">&lt;get_cv_ctyxs2()&gt;</text:placeholder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3"><text:tab/>Ông/Bà: <text:placeholder text:placeholder-type="text">&lt;get_ctyxs3()&gt;</text:placeholder><text:tab/>Chức vụ: <text:placeholder text:placeholder-type="text">&lt;get_cv_ctyxs3()&gt;</text:placeholder></text:p>
        </text:list-item>
      </text:list>
      <text:p text:style-name="P8">Sau khi xem xét lượng vé tiêu thụ của các đại lý, hội đồng thống nhất xác định doanh thu vé số tự chọn <text:span text:style-name="T13">Trà Vinh</text:span> cụ thể như sau: </text:p>
      <text:p text:style-name="P8"/>
      <text:p text:style-name="P4">II/ BẢNG TỔNG HỢP DOANH THU TIÊU THỤ:</text:p>
      <text:list xml:id="list7667420580376728012" text:style-name="L3">
        <text:list-item>
          <text:p text:style-name="P19">Doanh thu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1.A1" office:value-type="string">
            <text:p text:style-name="P12"><text:placeholder text:placeholder-type="text">&lt;menhgia.name&gt;</text:placeholder></text:p>
          </table:table-cell>
          <table:table-cell table:style-name="Table1.A1" table:number-rows-spanned="2" office:value-type="string">
            <text:p text:style-name="P14"><text:placeholder text:placeholder-type="text">&lt;/for&gt;</text:placeholder></text:p>
          </table:table-cell>
          <table:table-cell table:style-name="Table1.A1" office:value-type="string">
            <text:p text:style-name="P4">TỔNG VÉ </text:p>
          </table:table-cell>
          <table:table-cell table:style-name="Table1.E1" office:value-type="string">
            <text:p text:style-name="P4">TỔNG CỘNG </text:p>
          </table:table-cell>
        </table:table-row>
        <table:table-row>
          <table:covered-table-cell/>
          <table:table-cell table:style-name="Table1.B2" office:value-type="string">
            <text:p text:style-name="P13"><text:placeholder text:placeholder-type="text">&lt;get_doanhthu_tieuthu(menhgia.id)&gt;</text:placeholder></text:p>
          </table:table-cell>
          <table:covered-table-cell/>
          <table:table-cell table:style-name="Table1.B2" office:value-type="string">
            <text:p text:style-name="P16"><text:placeholder text:placeholder-type="text">&lt;get_tong()['tongve']&gt;</text:placeholder></text:p>
          </table:table-cell>
          <table:table-cell table:style-name="Table1.E2" office:value-type="string">
            <text:p text:style-name="P17"><text:span text:style-name="T5"><text:placeholder text:placeholder-type="text">&lt;get_tong()['tongcong']&gt;</text:placeholder></text:span> đ</text:p>
          </table:table-cell>
        </table:table-row>
      </table:table>
      <text:p text:style-name="P8"/>
      <text:list xml:id="list6894888518400777998" text:style-name="L4">
        <text:list-item>
          <text:p text:style-name="P20">Trả thưởng: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3.A1" office:value-type="string">
            <text:p text:style-name="P12"><text:placeholder text:placeholder-type="text">&lt;menhgia.name&gt;</text:placeholder></text:p>
          </table:table-cell>
          <table:table-cell table:style-name="Table3.A1" table:number-rows-spanned="2" office:value-type="string">
            <text:p text:style-name="P14"><text:placeholder text:placeholder-type="text">&lt;/for&gt;</text:placeholder></text:p>
          </table:table-cell>
          <table:table-cell table:style-name="Table3.A1" office:value-type="string">
            <text:p text:style-name="P4">TỔNG VÉ </text:p>
          </table:table-cell>
          <table:table-cell table:style-name="Table3.E1" office:value-type="string">
            <text:p text:style-name="P4">TỔNG CỘNG </text:p>
          </table:table-cell>
        </table:table-row>
        <table:table-row>
          <table:covered-table-cell/>
          <table:table-cell table:style-name="Table3.B2" office:value-type="string">
            <text:p text:style-name="P13"><text:placeholder text:placeholder-type="text">&lt;get_trathuong(menhgia)&gt;</text:placeholder></text:p>
          </table:table-cell>
          <table:covered-table-cell/>
          <table:table-cell table:style-name="Table3.B2" office:value-type="string">
            <text:p text:style-name="P16"><text:placeholder text:placeholder-type="text">&lt;get_tong_trathuong()['tongve']&gt;</text:placeholder></text:p>
          </table:table-cell>
          <table:table-cell table:style-name="Table3.E2" office:value-type="string">
            <text:p text:style-name="P17"><text:span text:style-name="T5"><text:placeholder text:placeholder-type="text">&lt;get_tong_trathuong()['tongcong']&gt;</text:placeholder></text:span> đ</text:p>
          </table:table-cell>
        </table:table-row>
      </table:table>
      <text:p text:style-name="P8"/>
      <text:p text:style-name="P4">III/ GIÁ TRỊ VÉ HỎNG VÀ VÉ SAI KỸ THUẬT: 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2.A1" office:value-type="string">
            <text:p text:style-name="P12"><text:placeholder text:placeholder-type="text">&lt;menhgia.name&gt;</text:placeholder></text:p>
          </table:table-cell>
          <table:table-cell table:style-name="Table2.A1" table:number-rows-spanned="2" office:value-type="string">
            <text:p text:style-name="P14"><text:placeholder text:placeholder-type="text">&lt;/for&gt;</text:placeholder></text:p>
          </table:table-cell>
          <table:table-cell table:style-name="Table2.A1" office:value-type="string">
            <text:p text:style-name="P4">TỔNG VÉ </text:p>
          </table:table-cell>
          <table:table-cell table:style-name="Table2.E1" office:value-type="string">
            <text:p text:style-name="P6">TỔNG CỘNG </text:p>
          </table:table-cell>
        </table:table-row>
        <table:table-row>
          <table:covered-table-cell/>
          <table:table-cell table:style-name="Table2.B2" office:value-type="string">
            <text:p text:style-name="P13"><text:placeholder text:placeholder-type="text">&lt;get_sai_kythuat(menhgia.id)&gt;</text:placeholder></text:p>
          </table:table-cell>
          <table:covered-table-cell/>
          <table:table-cell table:style-name="Table2.B2" office:value-type="string">
            <text:p text:style-name="P13"><text:placeholder text:placeholder-type="text">&lt;get_tong_sai_kythuat()['tongve']&gt;</text:placeholder></text:p>
          </table:table-cell>
          <table:table-cell table:style-name="Table2.E2" office:value-type="string">
            <text:p text:style-name="P13"><text:placeholder text:placeholder-type="text">&lt;get_tong_sai_kythuat()['tongcong']&gt;</text:placeholder> đ</text:p>
          </table:table-cell>
        </table:table-row>
      </table:table>
      <text:p text:style-name="P8"/>
      <text:p text:style-name="P8">Biên bản lập vào lúc 16 giờ cùng ngày, được các thành viên trong hội đồng nhất trí thông qua và Ký <text:soft-page-break/>tên vào biên bản. </text:p>
      <text:p text:style-name="P8"/>
      <text:p text:style-name="P2">ĐDHĐ GIÁM SÁT XỔ SỐ<text:tab/> <text:s text:c="11"/>GIÁM ĐỐC <text:s text:c="2"/><text:tab/><text:tab/> NGƯỜI GHI BIÊN BẢN</text:p>
      <text:p text:style-name="P2"/>
      <text:p text:style-name="P2"/>
      <text:p text:style-name="P2"/>
      <text:p text:style-name="P7"><text:tab/><text:placeholder text:placeholder-type="text">&lt;get_giamsat1()&gt;</text:placeholder> - <text:placeholder text:placeholder-type="text">&lt;get_giamsat2()&gt;</text:placeholder><text:tab/><text:placeholder text:placeholder-type="text">&lt;get_ctyxs1()&gt;</text:placeholder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8in" fo:margin-bottom="0.791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9-28T20:38:29</meta:creation-date>
    <dc:date>2016-03-10T16:49:39.594070052</dc:date>
    <meta:editing-duration>PT2H8M36S</meta:editing-duration>
    <meta:editing-cycles>167</meta:editing-cycles>
    <meta:generator>LibreOffice/4.2.8.2$Linux_X86_64 LibreOffice_project/420m0$Build-2</meta:generator>
    <meta:document-statistic meta:table-count="3" meta:image-count="0" meta:object-count="0" meta:page-count="2" meta:paragraph-count="50" meta:word-count="270" meta:character-count="1859" meta:non-whitespace-character-count="1486"/>
  </office:meta>
</office:document-meta>
</file>